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141cm" fo:margin-left="-0.106cm" fo:margin-top="0cm" fo:margin-bottom="0cm" table:align="left"/>
    </style:style>
    <style:style style:name="Tabela1.A" style:family="table-column">
      <style:table-column-properties style:column-width="9.301cm"/>
    </style:style>
    <style:style style:name="Tabela1.B" style:family="table-column">
      <style:table-column-properties style:column-width="1.79cm"/>
    </style:style>
    <style:style style:name="Tabela1.C" style:family="table-column">
      <style:table-column-properties style:column-width="3.217cm"/>
    </style:style>
    <style:style style:name="Tabela1.D" style:family="table-column">
      <style:table-column-properties style:column-width="2.831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officeooo:rsid="000603ec" officeooo:paragraph-rsid="000603ec"/>
    </style:style>
    <style:style style:name="P2" style:family="paragraph" style:parent-style-name="Standard">
      <style:paragraph-properties fo:text-align="start" style:justify-single-word="false"/>
      <style:text-properties officeooo:rsid="000603ec" officeooo:paragraph-rsid="000603ec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603ec" officeooo:paragraph-rsid="000603ec"/>
    </style:style>
    <style:style style:name="P4" style:family="paragraph" style:parent-style-name="Standard">
      <style:paragraph-properties fo:text-align="justify" style:justify-single-word="false"/>
      <style:text-properties officeooo:rsid="000603ec" officeooo:paragraph-rsid="000603ec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603ec" officeooo:paragraph-rsid="000603ec"/>
    </style:style>
    <style:style style:name="P6" style:family="paragraph" style:parent-style-name="Standard">
      <style:paragraph-properties fo:text-align="center" style:justify-single-word="false"/>
      <style:text-properties officeooo:paragraph-rsid="000603ec"/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/>
      <style:text-properties officeooo:rsid="0007ac0f" officeooo:paragraph-rsid="0007ac0f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7ac0f" officeooo:paragraph-rsid="0007ac0f"/>
    </style:style>
    <style:style style:name="P11" style:family="paragraph" style:parent-style-name="Standard">
      <style:paragraph-properties fo:text-align="justify" style:justify-single-word="false"/>
      <style:text-properties officeooo:rsid="0007ac0f" officeooo:paragraph-rsid="0007ac0f"/>
    </style:style>
    <style:style style:name="P12" style:family="paragraph" style:parent-style-name="Standard">
      <style:paragraph-properties fo:text-align="justify" style:justify-single-word="false"/>
      <style:text-properties officeooo:paragraph-rsid="0007ac0f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7ac0f" officeooo:paragraph-rsid="0007ac0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7ac0f" officeooo:paragraph-rsid="0007ac0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08c919" officeooo:paragraph-rsid="0008c919"/>
    </style:style>
    <style:style style:name="P16" style:family="paragraph" style:parent-style-name="Standard">
      <style:paragraph-properties fo:text-align="end" style:justify-single-word="false"/>
      <style:text-properties officeooo:rsid="0008c919" officeooo:paragraph-rsid="0008c919"/>
    </style:style>
    <style:style style:name="T1" style:family="text">
      <style:text-properties officeooo:rsid="000603e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7ac0f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8c919" style:font-weight-asian="bold"/>
    </style:style>
    <style:style style:name="T6" style:family="text">
      <style:text-properties officeooo:rsid="0008c9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POSTA CONSULTORIA PARA SOLUÇÕES EM TECNOLOGIA DA INFORMAÇÃO</text:p>
      <text:p text:style-name="P6"><text:span text:style-name="T1">E DESENVOLVIMENTO DE SISTEMA E GESTÃO DE BANCO DE DADOS</text:span></text:p>
      <text:p text:style-name="P6"/>
      <text:p text:style-name="P6"/>
      <text:p text:style-name="P13">Objetivo</text:p>
      <text:p text:style-name="P9"/>
      <text:p text:style-name="P4">O objetivo desta proposta é para desenvolvimento de um projeto para gestão e consulta de informações a partir de um banco de dados que contem três tipos de estruturas:</text:p>
      <text:p text:style-name="P2"/>
      <text:list xml:id="list2638310146" text:style-name="L1">
        <text:list-item>
          <text:p text:style-name="P5"><text:span text:style-name="T2">Estrutura de dados tabulares</text:span> com informações detalhadas que definem tipos de cadastros, status de classificação e vinculação com as demais estruturas. Este módulo permite o aperfeiçoamento das dados por meio da gestão com atualizações e correções quando necessário, enriquecendo o banco de informações e garantindo o melhor desempenho nas consultas.</text:p>
          <text:p text:style-name="P3"/>
        </text:list-item>
        <text:list-item>
          <text:p text:style-name="P5">Estrutura de dados Geográficos com informações tabulares relacionada com informações geográficas armazenadas em uma estrutura próprio de banco de dados, permitindo por meio de mecanismos automatizados <text:span text:style-name="T3">de programação, consultas eficientes, rápidas e precisas, retornando as informações relacionadas nos formatos tabulares e gráficos. A integração utilizada neste formato, permite além das consultas, é possível realizar análises de sobreposições, intelecções e inclusive medições de áreas e perímetros de polígonos.</text:span></text:p>
          <text:p text:style-name="P3"/>
        </text:list-item>
        <text:list-item>
          <text:p text:style-name="P10">Estrutura de arquivos digitais que representam a autenticidade dos dados relacionados anteriormente, onde os mesmos, por meio de referências são vinculados aos registros e podem ser consultados para validação das informações, conferência de dados para consulta e correções nos dados tabulares.</text:p>
        </text:list-item>
      </text:list>
      <text:p text:style-name="P9"/>
      <text:p text:style-name="P12"><text:span text:style-name="T3">Com a estrutura dos dados, a consultoria atenderia o desenvolvimento dos painéis para gestão destas informações, consulta e definição das rotinas necessários para os diversos formatos de consultas necessários.</text:span></text:p>
      <text:p text:style-name="P12"/>
      <text:p text:style-name="P14">Investimento</text:p>
      <text:p text:style-name="P11"/>
      <text:p text:style-name="P11">A fase descrita neste projeto foi definida para um período mínimo de 6 (seis) meses envolvendo a consultoria para definição de tecnologias, estruturação do projeto e execução dos módulos.</text:p>
      <text:p text:style-name="P11"/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<text:span text:style-name="T4">Descrição das atividades</text:span></text:p>
          </table:table-cell>
          <table:table-cell table:style-name="Tabela1.A1" office:value-type="string">
            <text:p text:style-name="P7"><text:span text:style-name="T5">H</text:span><text:span text:style-name="T4">oras</text:span></text:p>
          </table:table-cell>
          <table:table-cell table:style-name="Tabela1.A1" office:value-type="string">
            <text:p text:style-name="P7"><text:span text:style-name="T4">Valor Mensal</text:span></text:p>
          </table:table-cell>
          <table:table-cell table:style-name="Tabela1.A1" office:value-type="string">
            <text:p text:style-name="P7"><text:span text:style-name="T4">Valor Total</text:span></text:p>
          </table:table-cell>
        </table:table-row>
        <table:table-row table:style-name="Tabela1.1">
          <table:table-cell table:style-name="Tabela1.A1" office:value-type="string">
            <text:p text:style-name="P8">Consultoria e desenvolvimento do projeto</text:p>
          </table:table-cell>
          <table:table-cell table:style-name="Tabela1.A1" office:value-type="string">
            <text:p text:style-name="P7">540</text:p>
          </table:table-cell>
          <table:table-cell table:style-name="Tabela1.A1" office:value-type="string">
            <text:p text:style-name="P7">R$ 4.498,89</text:p>
          </table:table-cell>
          <table:table-cell table:style-name="Tabela1.A1" office:value-type="string">
            <text:p text:style-name="P7">R$ 26.993,33</text:p>
          </table:table-cell>
        </table:table-row>
      </table:table>
      <text:p text:style-name="Standard"/>
      <text:p text:style-name="P11"/>
      <text:p text:style-name="P11"/>
      <text:p text:style-name="P16">Manaus, 10 de dezembro de 2022</text:p>
      <text:p text:style-name="P15"/>
      <text:p text:style-name="P15"/>
      <text:p text:style-name="P15"/>
      <text:p text:style-name="P15">________________________</text:p>
      <text:p text:style-name="P15"><text:s/>Tamer Mohamed Elmenoufi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0T10:08:23.896000000</meta:creation-date>
    <dc:date>2022-12-10T10:40:12.126000000</dc:date>
    <meta:editing-duration>PT8M26S</meta:editing-duration>
    <meta:editing-cycles>1</meta:editing-cycles>
    <meta:document-statistic meta:table-count="1" meta:image-count="0" meta:object-count="0" meta:page-count="1" meta:paragraph-count="21" meta:word-count="296" meta:character-count="2058" meta:non-whitespace-character-count="1785"/>
    <meta:generator>LibreOffice/7.0.3.1$Windows_X86_64 LibreOffice_project/d7547858d014d4cf69878db179d326fc3483e082</meta:generator>
  </office:meta>
</office:document-meta>
</file>